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ersonController.getPerson( @ PathVariable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ContentTests.xml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ersonController.savepersons( @ RequestBody Person pers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ContentTests.xpathMatch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ersonsWrapper.getpers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ContentTests.postXml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ersonController.getPers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sWrapper.PersonsWrapper( List &lt; Person &gt; pers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ContentTests.xpathContainsSubstringViaReg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ersonsWrapper.PersonsWrapper( Person ... pers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ContentTests.xpathIsEqualT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ersonsWrapper.PersonsWrap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